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2">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vs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Datum" style:master-page-name="MPF0" style:family="paragraph">
      <style:paragraph-properties fo:break-before="page"/>
    </style:style>
    <style:style style:name="P3" style:parent-style-name="Normal" style:family="paragraph">
      <style:text-properties style:use-window-font-color="true"/>
    </style:style>
    <style:style style:name="P4" style:parent-style-name="Normal" style:family="paragraph">
      <style:text-properties style:use-window-font-color="true"/>
    </style:style>
    <style:style style:name="P5" style:parent-style-name="Normal" style:family="paragraph">
      <style:text-properties style:use-window-font-color="true"/>
    </style:style>
    <style:style style:name="P6" style:parent-style-name="Normal" style:family="paragraph">
      <style:text-properties style:use-window-font-color="true"/>
    </style:style>
    <style:style style:name="P7" style:parent-style-name="Normal" style:family="paragraph">
      <style:text-properties style:use-window-font-color="true"/>
    </style:style>
    <style:style style:name="P8" style:parent-style-name="Normal" style:family="paragraph">
      <style:text-properties style:use-window-font-color="true"/>
    </style:style>
    <style:style style:name="P9" style:parent-style-name="Normal" style:family="paragraph">
      <style:text-properties style:use-window-font-color="true"/>
    </style:style>
    <style:style style:name="P10" style:parent-style-name="Normal" style:family="paragraph">
      <style:text-properties style:use-window-font-color="true"/>
    </style:style>
    <style:style style:name="P11" style:parent-style-name="Rubrik1" style:family="paragraph">
      <style:text-properties fo:font-size="10pt" style:font-size-asian="10pt"/>
    </style:style>
    <style:style style:name="P12" style:parent-style-name="Normal" style:family="paragraph">
      <style:text-properties style:use-window-font-color="true"/>
    </style:style>
    <style:style style:name="P13" style:parent-style-name="Normal" style:family="paragraph">
      <style:text-properties style:use-window-font-color="true"/>
    </style:style>
    <style:style style:name="P14" style:parent-style-name="Normal" style:family="paragraph">
      <style:text-properties style:use-window-font-color="true"/>
    </style:style>
    <style:style style:name="P15" style:parent-style-name="Normal" style:family="paragraph">
      <style:text-properties style:use-window-font-color="true"/>
    </style:style>
    <style:style style:name="P16" style:parent-style-name="Normal" style:family="paragraph">
      <style:text-properties style:use-window-font-color="true"/>
    </style:style>
    <style:style style:name="P17" style:parent-style-name="Normal" style:family="paragraph">
      <style:paragraph-properties fo:margin-left="0in">
        <style:tab-stops/>
      </style:paragraph-properties>
    </style:style>
  </office:automatic-styles>
  <office:body>
    <office:text text:use-soft-page-breaks="true">
      <text:p text:style-name="P1"/>
      <text:p text:style-name="Rubrik">programmering i samhället</text:p>
      <text:h text:style-name="Rubrik2" text:outline-level="2"/>
      <text:h text:style-name="Rubrik2" text:outline-level="2"/>
      <text:h text:style-name="Rubrik2" text:outline-level="2">Innehåll</text:h>
      <text:list text:style-name="LFO6" text:continue-numbering="true">
        <text:list-item>
          <text:p text:style-name="Numreradlista">Hur styr programmerare vår vardag?</text:p>
        </text:list-item>
        <text:list-item>
          <text:p text:style-name="Numreradlista">Varför är det viktigt att förstå programmering?</text:p>
        </text:list-item>
        <text:list-item>
          <text:p text:style-name="Numreradlista">Finns det några vardagliga saker i din närhet som är programmerat?</text:p>
        </text:list-item>
      </text:list>
      <text:h text:style-name="Rubrik1" text:outline-level="1">Hur styr programmerare vår vardag?</text:h>
      <text:p text:style-name="P3">Det mesta vi gör under dag har något med teknik att göra som en programmerare<text:s/>kodat<text:s/>fram. Hissen, mobilen, datorn, robotdammsugaren, kaffemaskinen, tv:n, bilen<text:s/>mm.</text:p>
      <text:p text:style-name="P4">Nästan allt vi gör<text:s/>i vår vardag påverkas av tekniken,<text:s/>det är programmerarens jobb att utforma och utveckla<text:s/>tekniken.<text:s/></text:p>
      <text:p text:style-name="P5">Internet, där har programmeraren störst makt att påverka människor och nå ut till alla som har tillgång till den datorn. Det är också här vi är mest sårbara som individer. Programmerare påverkar tex den reklam vi ser när vi är ute på nätet och kan<text:s/>påverka oss att göra saker omedvetet. Algoritmer<text:s/>utformas för att styra och kontrollera, men detta måste inte vara något dåligt. Algoritmer används nästan överallt. T.ex rekommendera filmer på netflix, tvättmaskinen, olika appar i din telefon eller nätaffären Amazon där algoritmer reglerar produkternas priser.<text:s/></text:p>
      <text:p text:style-name="P6">I och med att nästan allt vi gör idag är styrt av tekniken och programmerarna. Detta<text:s/>sätter<text:s/>höga krav på en programmerare, ingen vill använda något som inte fungerar som förväntat eller något som är utformat på ett slarvigt sätt. Vi är beroende av programmerare som levererar användarvänliga<text:s/>och tillförlitliga<text:s/>system.<text:s/></text:p>
      <text:h text:style-name="Rubrik1" text:outline-level="1">Varför är det viktigt att förstå programmering?</text:h>
      <text:p text:style-name="P7">Det är viktigt att man har en grundläggande förståelse över hur programmering och teknik fungerar. För mig är det lika självklart som att lära sig läsa och<text:s/>skriva., utan denna förståelse så är det svårt att hänga med i teknikutveckling. Ibland händer det att saker och ting inte fungerar som tänkt och det krävs att man förstår varför det inte gick som det brukar göra.<text:s/></text:p>
      <text:p text:style-name="P8">Säg att du köpt en ny bil som kan bromsa av sig själv. Ett djur dyker plötsligt upp på vägen och du vill testa ditt nya system,<text:s/>du litar blint på att allt skall fungera<text:s/>bilförsäljaren sagt.<text:s/>Bilen bromsar<text:s/>försent och du<text:s/>kolliderar med djuret, något gick fel och systemet fungerade inte. Om du i detta exemplet hade haft en insikt över hur programmering och system fungerar så hade du inte litat blint på det automatiska<text:s/><text:soft-page-break/>systemet och<text:s/>hade<text:s/>bromsat som vanligt istället.<text:s/>Det jag vill säga med detta är att det är viktigt med ett risktänk och ett kritiskt tänkande till tekniken som vi använder idag.<text:s/></text:p>
      <text:p text:style-name="P9">När man är ute på internet så är det minst lika viktigt att ha ett kritiskt tänkande<text:s/>och en medvetenhet om vad man göra.<text:s/></text:p>
      <text:p text:style-name="P10">En större medvetenhet om programmering kommer också göra så att man kan ta del digitala verktyg på ett mer avancerat sätt. Detta kan gynna dig både i jobbet eller privat. <text:s/></text:p>
      <text:h text:style-name="P11" text:outline-level="1">Finns det några vardagliga saker i din närhet som är programmerat?</text:h>
      <text:p text:style-name="P12">Datorn,<text:s/>tv, telefonen och affärssystemet på jobbet. <text:s/></text:p>
      <text:p text:style-name="P13">Alla dessa saker är programmerade och används varje dag i min vardag. Telefonen är ett verktyg som man idag inte kan leva utan. Telefonen är det<text:s/>naturliga sättet att kommunicera med<text:s/>omgivningen, köpa biljetter till spårvagnen, eller lyssna på musik.<text:s/></text:p>
      <text:p text:style-name="P14">Affärssystem<text:s/>finns för att företag skall kunna bedrivas<text:s/>på ett effektivt och lönsamt sätt.<text:s/>Dessa system är givetvis programmerade och är av komplex karaktär,<text:s/></text:p>
      <text:p text:style-name="P15">Utan dessa verktyg hade vardagen blivit betydligt tråkigare och mer omständlig.</text:p>
      <text:h text:style-name="Rubrik1" text:outline-level="1"/>
      <text:p text:style-name="P16"/>
      <text:p text:style-name="P17"/>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20%" fo:margin-left="0.25in" fo:background-color="transparent" style:tab-stop-distance="0.5in">
        <style:tab-stops/>
      </style:paragraph-properties>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07070"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ja" style:country-asian="JP" style:language-complex="ar" style:country-complex="SA" style:text-combine="none" fo:hyphenate="true"/>
    </style:default-style>
    <style:style style:name="Rubrik1" style:display-name="Rubrik 1" style:family="paragraph" style:parent-style-name="Normal" style:default-outline-level="1">
      <style:paragraph-properties fo:margin-top="0.4166in" fo:margin-bottom="0.0416in" fo:margin-left="0in">
        <style:tab-stops/>
      </style:paragraph-properties>
      <style:text-properties style:font-name="Cambria" fo:text-transform="uppercase" fo:color="#2E2E2E" fo:letter-spacing="0.0097in" fo:font-size="13pt" style:font-size-asian="13pt" style:font-size-complex="13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style:font-name-complex="Times New Roman" fo:color="#535353" fo:font-size="13pt" style:font-size-asian="13pt" style:font-size-complex="13pt" fo:hyphenate="false"/>
    </style:style>
    <style:style style:name="Rubrik5" style:display-name="Rubrik 5" style:family="paragraph" style:parent-style-name="Normal" style:default-outline-level="5">
      <style:paragraph-properties fo:margin-top="0.0277in" fo:margin-bottom="0in" fo:margin-left="0in">
        <style:tab-stops/>
      </style:paragraph-properties>
      <style:text-properties style:font-name="Cambria" style:font-name-asian="Times New Roman" style:font-name-complex="Times New Roman" fo:font-style="italic" style:font-style-asian="italic" fo:color="#2E2E2E" fo:letter-spacing="0.0041in" fo:hyphenate="false"/>
    </style:style>
    <style:style style:name="Rubrik6" style:display-name="Rubrik 6" style:family="paragraph" style:parent-style-name="Normal" style:default-outline-level="6">
      <style:paragraph-properties fo:margin-top="0.0277in" fo:margin-bottom="0in" fo:margin-left="0in">
        <style:tab-stops/>
      </style:paragraph-properties>
      <style:text-properties style:font-name="Cambria" style:font-name-asian="Times New Roman" style:font-name-complex="Times New Roman" fo:color="#2E2E2E" fo:letter-spacing="0.0083in" fo:hyphenate="false"/>
    </style:style>
    <style:style style:name="Rubrik7" style:display-name="Rubrik 7" style:family="paragraph" style:parent-style-name="Normal" style:default-outline-level="7">
      <style:paragraph-properties fo:margin-top="0.0277in" fo:margin-bottom="0in" fo:margin-left="0in">
        <style:tab-stops/>
      </style:paragraph-properties>
      <style:text-properties style:font-name="Cambria" style:font-name-asian="Times New Roman" style:font-name-complex="Times New Roman" style:font-style-complex="italic" fo:color="#2E2E2E" fo:hyphenate="false"/>
    </style:style>
    <style:style style:name="Rubrik8" style:display-name="Rubrik 8" style:family="paragraph" style:parent-style-name="Normal" style:default-outline-level="8">
      <style:paragraph-properties fo:margin-top="0.0277in" fo:margin-bottom="0in" fo:margin-left="0in">
        <style:tab-stops/>
      </style:paragraph-properties>
      <style:text-properties style:font-name="Cambria" style:font-name-asian="Times New Roman" style:font-name-complex="Times New Roman" fo:font-style="italic" style:font-style-asian="italic" fo:color="#626262" style:font-size-complex="10.5pt" fo:hyphenate="false"/>
    </style:style>
    <style:style style:name="Rubrik9" style:display-name="Rubrik 9" style:family="paragraph" style:parent-style-name="Normal" style:default-outline-level="9">
      <style:paragraph-properties fo:margin-top="0.0277in" fo:margin-bottom="0in" fo:margin-left="0in">
        <style:tab-stops/>
      </style:paragraph-properties>
      <style:text-properties style:font-name="Cambria" style:font-name-asian="Times New Roman" style:font-name-complex="Times New Roman" style:font-style-complex="italic" fo:color="#626262" style:font-size-complex="10.5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fo:text-transform="uppercase" fo:color="#2E2E2E" fo:letter-spacing="0.0097in" fo:font-size="13pt" style:font-size-asian="13pt" style:font-size-complex="13pt"/>
    </style:style>
    <style:style style:name="Rubrik2Char" style:display-name="Rubrik 2 Char" style:family="text" style:parent-style-name="Standardstycketeckensnitt">
      <style:text-properties style:font-name="Cambria" style:font-name-asian="Times New Roman" style:font-name-complex="Times New Roman" fo:color="#535353" fo:font-size="13pt" style:font-size-asian="13pt" style:font-size-complex="13pt"/>
    </style:style>
    <style:style style:name="Rubrik5Char" style:display-name="Rubrik 5 Char" style:family="text" style:parent-style-name="Standardstycketeckensnitt">
      <style:text-properties style:font-name="Cambria" style:font-name-asian="Times New Roman" style:font-name-complex="Times New Roman" fo:font-style="italic" style:font-style-asian="italic" fo:color="#2E2E2E" fo:letter-spacing="0.0041in"/>
    </style:style>
    <style:style style:name="Rubrik6Char" style:display-name="Rubrik 6 Char" style:family="text" style:parent-style-name="Standardstycketeckensnitt">
      <style:text-properties style:font-name="Cambria" style:font-name-asian="Times New Roman" style:font-name-complex="Times New Roman" fo:color="#2E2E2E" fo:letter-spacing="0.0083in"/>
    </style:style>
    <style:style style:name="Rubrik7Char" style:display-name="Rubrik 7 Char" style:family="text" style:parent-style-name="Standardstycketeckensnitt">
      <style:text-properties style:font-name="Cambria" style:font-name-asian="Times New Roman" style:font-name-complex="Times New Roman" style:font-style-complex="italic" fo:color="#2E2E2E"/>
    </style:style>
    <style:style style:name="Rubrik8Char" style:display-name="Rubrik 8 Char" style:family="text" style:parent-style-name="Standardstycketeckensnitt">
      <style:text-properties style:font-name="Cambria" style:font-name-asian="Times New Roman" style:font-name-complex="Times New Roman" fo:font-style="italic" style:font-style-asian="italic" fo:color="#626262" style:font-size-complex="10.5pt"/>
    </style:style>
    <style:style style:name="Rubrik9Char" style:display-name="Rubrik 9 Char" style:family="text" style:parent-style-name="Standardstycketeckensnitt">
      <style:text-properties style:font-name="Cambria" style:font-name-asian="Times New Roman" style:font-name-complex="Times New Roman" style:font-style-complex="italic" fo:color="#626262" style:font-size-complex="10.5pt"/>
    </style:style>
    <style:style style:name="Sidhuvud" style:display-name="Sidhuvud" style:family="paragraph" style:parent-style-name="Normal">
      <style:paragraph-properties fo:margin-bottom="0in" fo:line-height="100%"/>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ext-properties fo:hyphenate="false"/>
    </style:style>
    <style:style style:name="SidfotChar" style:display-name="Sidfot Char" style:family="text" style:parent-style-name="Standardstycketeckensnitt"/>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style:font-size-complex="9pt" fo:hyphenate="false"/>
    </style:style>
    <style:style style:name="Rubrik" style:display-name="Rubrik" style:family="paragraph" style:parent-style-name="Normal">
      <style:paragraph-properties fo:border-top="none" fo:border-left="0.0833in solid #000000" fo:border-bottom="none" fo:border-right="none" fo:padding-top="0in" fo:padding-left="0.1388in" fo:padding-bottom="0in" fo:padding-right="0in" style:shadow="none" fo:margin-top="0.1666in" fo:margin-bottom="0in" fo:margin-left="0in">
        <style:tab-stops/>
      </style:paragraph-properties>
      <style:text-properties style:font-name="Cambria" style:font-name-asian="Times New Roman" style:font-name-complex="Times New Roman" fo:text-transform="uppercase" fo:color="#2E2E2E" fo:letter-spacing="0.0041in" fo:font-size="27pt" style:font-size-asian="27pt" style:font-size-complex="28pt" fo:hyphenate="false"/>
    </style:style>
    <style:style style:name="RubrikChar" style:display-name="Rubrik Char" style:family="text" style:parent-style-name="Standardstycketeckensnitt">
      <style:text-properties style:font-name="Cambria" style:font-name-asian="Times New Roman" style:font-name-complex="Times New Roman" fo:text-transform="uppercase" fo:color="#2E2E2E" fo:letter-spacing="0.0041in" fo:font-size="27pt" style:font-size-asian="27pt" style:font-size-complex="28pt"/>
    </style:style>
    <style:style style:name="Underrubrik" style:display-name="Underrubrik" style:family="paragraph" style:parent-style-name="Normal" style:next-style-name="Normal">
      <style:paragraph-properties fo:margin-bottom="0.1111in" fo:margin-left="0.25in">
        <style:tab-stops/>
      </style:paragraph-properties>
      <style:text-properties style:font-name-asian="Times New Roman" fo:font-style="italic" style:font-style-asian="italic" fo:letter-spacing="0.0104in" fo:font-size="16pt" style:font-size-asian="16pt" fo:hyphenate="false"/>
    </style:style>
    <style:style style:name="Datum" style:display-name="Datum" style:family="paragraph" style:parent-style-name="Normal" style:next-style-name="Rubrik">
      <style:paragraph-properties fo:margin-bottom="0.25in" fo:margin-left="0in">
        <style:tab-stops/>
      </style:paragraph-properties>
      <style:text-properties fo:font-size="14pt" style:font-size-asian="14pt" fo:hyphenate="false"/>
    </style:style>
    <style:style style:name="DatumChar" style:display-name="Datum Char" style:family="text" style:parent-style-name="Standardstycketeckensnitt">
      <style:text-properties fo:font-size="14pt" style:font-size-asian="14pt"/>
    </style:style>
    <style:style style:name="Starkbetoning" style:display-name="Stark betoning" style:family="text" style:parent-style-name="Standardstycketeckensnitt">
      <style:text-properties fo:font-weight="bold" style:font-weight-asian="bold" style:font-style-complex="italic" fo:color="#2E2E2E"/>
    </style:style>
    <style:style style:name="Starktcitat" style:display-name="Starkt citat" style:family="paragraph" style:parent-style-name="Normal" style:next-style-name="Normal">
      <style:paragraph-properties fo:margin-top="0.1666in"/>
      <style:text-properties fo:font-weight="bold" style:font-weight-asian="bold" fo:font-style="italic" style:font-style-asian="italic" style:font-style-complex="italic" fo:color="#2E2E2E" fo:hyphenate="false"/>
    </style:style>
    <style:style style:name="StarktcitatChar" style:display-name="Starkt citat Char" style:family="text" style:parent-style-name="Standardstycketeckensnitt">
      <style:text-properties fo:font-weight="bold" style:font-weight-asian="bold" fo:font-style="italic" style:font-style-asian="italic" style:font-style-complex="italic" fo:color="#2E2E2E"/>
    </style:style>
    <style:style style:name="Starkreferens" style:display-name="Stark referens" style:family="text" style:parent-style-name="Standardstycketeckensnitt">
      <style:text-properties fo:font-weight="bold" style:font-weight-asian="bold" style:font-weight-complex="bold" fo:text-transform="uppercase" fo:font-variant="normal" fo:color="#707070" fo:letter-spacing="normal"/>
    </style:style>
    <style:style style:name="Citat" style:display-name="Citat" style:family="paragraph" style:parent-style-name="Normal" style:next-style-name="Normal">
      <style:paragraph-properties fo:margin-top="0.1666in"/>
      <style:text-properties fo:font-style="italic" style:font-style-asian="italic" style:font-style-complex="italic" fo:hyphenate="false"/>
    </style:style>
    <style:style style:name="CitatChar" style:display-name="Citat Char" style:family="text" style:parent-style-name="Standardstycketeckensnitt">
      <style:text-properties fo:font-style="italic" style:font-style-asian="italic" style:font-style-complex="italic"/>
    </style:style>
    <style:style style:name="Stark" style:display-name="Stark" style:family="text" style:parent-style-name="Standardstycketeckensnitt">
      <style:text-properties fo:font-weight="bold" style:font-weight-asian="bold" style:font-weight-complex="bold"/>
    </style:style>
    <style:style style:name="Diskretbetoning" style:display-name="Diskret betoning" style:family="text" style:parent-style-name="Standardstycketeckensnitt">
      <style:text-properties fo:font-style="italic" style:font-style-asian="italic" style:font-style-complex="italic" fo:color="#707070"/>
    </style:style>
    <style:style style:name="Diskretreferens" style:display-name="Diskret referens" style:family="text" style:parent-style-name="Standardstycketeckensnitt">
      <style:text-properties fo:text-transform="uppercase" fo:font-variant="normal" fo:color="#707070"/>
    </style:style>
    <style:style style:name="Innehållsförteckningsrubrik" style:display-name="Innehållsförteckningsrubrik" style:family="paragraph" style:parent-style-name="Rubrik1" style:next-style-name="Normal">
      <style:text-properties fo:hyphenate="false"/>
    </style:style>
    <style:style style:name="UnderrubrikChar" style:display-name="Underrubrik Char" style:family="text" style:parent-style-name="Standardstycketeckensnitt">
      <style:text-properties style:font-name-asian="Times New Roman" fo:font-style="italic" style:font-style-asian="italic" fo:letter-spacing="0.0104in" fo:font-size="16pt" style:font-size-asian="16pt"/>
    </style:style>
    <style:style style:name="Platshållartext" style:display-name="Platshållartext" style:family="text" style:parent-style-name="Standardstycketeckensnitt">
      <style:text-properties fo:color="#707070"/>
    </style:style>
    <style:style style:name="Ballongtext" style:display-name="Ballongtext" style:family="paragraph" style:parent-style-name="Normal">
      <style:paragraph-properties fo:margin-bottom="0in" fo:line-height="100%"/>
      <style:text-properties style:font-name="Segoe UI" style:font-name-complex="Segoe UI" style:font-size-complex="9pt" fo:hyphenate="false"/>
    </style:style>
    <style:style style:name="BallongtextChar" style:display-name="Ballongtext Char" style:family="text" style:parent-style-name="Standardstycketeckensnitt">
      <style:text-properties style:font-name="Segoe UI" style:font-name-complex="Segoe UI" style:font-size-complex="9pt"/>
    </style:style>
    <style:style style:name="Brödtext3" style:display-name="Brödtext 3" style:family="paragraph" style:parent-style-name="Normal">
      <style:text-properties style:font-size-complex="8pt" fo:hyphenate="false"/>
    </style:style>
    <style:style style:name="Brödtext3Char" style:display-name="Brödtext 3 Char" style:family="text" style:parent-style-name="Standardstycketeckensnitt">
      <style:text-properties style:font-size-complex="8pt"/>
    </style:style>
    <style:style style:name="Brödtextmedindrag3" style:display-name="Brödtext med indrag 3" style:family="paragraph" style:parent-style-name="Normal">
      <style:text-properties style:font-size-complex="8pt" fo:hyphenate="false"/>
    </style:style>
    <style:style style:name="Brödtextmedindrag3Char" style:display-name="Brödtext med indrag 3 Char" style:family="text" style:parent-style-name="Standardstycketeckensnitt">
      <style:text-properties style:font-size-complex="8pt"/>
    </style:style>
    <style:style style:name="Kommentarsreferens" style:display-name="Kommentarsreferens" style:family="text" style:parent-style-name="Standardstycketeckensnitt">
      <style:text-properties fo:font-size="11pt" style:font-size-asian="11pt" style:font-size-complex="8pt"/>
    </style:style>
    <style:style style:name="Kommentarer" style:display-name="Kommentarer" style:family="paragraph" style:parent-style-name="Normal">
      <style:paragraph-properties fo:line-height="100%"/>
      <style:text-properties style:font-size-complex="10pt" fo:hyphenate="false"/>
    </style:style>
    <style:style style:name="KommentarerChar" style:display-name="Kommentarer Char" style:family="text" style:parent-style-name="Standardstycketeckensnitt">
      <style:text-properties style:font-size-complex="10pt"/>
    </style:style>
    <style:style style:name="Kommentarsämne" style:display-name="Kommentarsämne" style:family="paragraph" style:parent-style-name="Kommentarer" style:next-style-name="Kommentarer">
      <style:text-properties fo:font-weight="bold" style:font-weight-asian="bold" style:font-weight-complex="bold" fo:hyphenate="false"/>
    </style:style>
    <style:style style:name="KommentarsämneChar" style:display-name="Kommentarsämne Char" style:family="text" style:parent-style-name="KommentarerChar">
      <style:text-properties fo:font-weight="bold" style:font-weight-asian="bold" style:font-weight-complex="bold" style:font-size-complex="10pt"/>
    </style:style>
    <style:style style:name="Slutnotstext" style:display-name="Slutnotstext" style:family="paragraph" style:parent-style-name="Normal">
      <style:paragraph-properties fo:margin-bottom="0in" fo:line-height="100%"/>
      <style:text-properties style:font-size-complex="10pt" fo:hyphenate="false"/>
    </style:style>
    <style:style style:name="SlutnotstextChar" style:display-name="Slutnotstext Char" style:family="text" style:parent-style-name="Standardstycketeckensnitt">
      <style:text-properties style:font-size-complex="10pt"/>
    </style:style>
    <style:style style:name="Dokumentöversikt" style:display-name="Dokumentöversikt" style:family="paragraph" style:parent-style-name="Normal">
      <style:paragraph-properties fo:margin-bottom="0in" fo:line-height="100%"/>
      <style:text-properties style:font-name="Segoe UI" style:font-name-complex="Segoe UI" style:font-size-complex="8pt" fo:hyphenate="false"/>
    </style:style>
    <style:style style:name="DokumentöversiktChar" style:display-name="Dokumentöversikt Char" style:family="text" style:parent-style-name="Standardstycketeckensnitt">
      <style:text-properties style:font-name="Segoe UI" style:font-name-complex="Segoe UI" style:font-size-complex="8pt"/>
    </style:style>
    <style:style style:name="Avsändaradress-brev" style:display-name="Avsändaradress - brev" style:family="paragraph" style:parent-style-name="Normal">
      <style:paragraph-properties fo:margin-bottom="0in" fo:line-height="100%"/>
      <style:text-properties style:font-name="Cambria" style:font-name-asian="Times New Roman" style:font-name-complex="Times New Roman" style:font-size-complex="10pt" fo:hyphenate="false"/>
    </style:style>
    <style:style style:name="Fotnotstext" style:display-name="Fotnotstext" style:family="paragraph" style:parent-style-name="Normal">
      <style:paragraph-properties fo:margin-bottom="0in" fo:line-height="100%"/>
      <style:text-properties style:font-size-complex="10pt" fo:hyphenate="false"/>
    </style:style>
    <style:style style:name="FotnotstextChar" style:display-name="Fotnotstext Char" style:family="text" style:parent-style-name="Standardstycketeckensnitt">
      <style:text-properties style:font-size-complex="10pt"/>
    </style:style>
    <style:style style:name="HTML-kod" style:display-name="HTML - kod" style:family="text" style:parent-style-name="Standardstycketeckensnitt">
      <style:text-properties style:font-name="Consolas" fo:font-size="11pt" style:font-size-asian="11pt" style:font-size-complex="10pt"/>
    </style:style>
    <style:style style:name="HTML-tangentbord" style:display-name="HTML - tangentbord" style:family="text" style:parent-style-name="Standardstycketeckensnitt">
      <style:text-properties style:font-name="Consolas" fo:font-size="11pt" style:font-size-asian="11pt" style:font-size-complex="10pt"/>
    </style:style>
    <style:style style:name="HTML-förformaterad" style:display-name="HTML - förformaterad" style:family="paragraph" style:parent-style-name="Normal">
      <style:paragraph-properties fo:margin-bottom="0in" fo:line-height="100%"/>
      <style:text-properties style:font-name="Consolas" style:font-size-complex="10pt" fo:hyphenate="false"/>
    </style:style>
    <style:style style:name="HTML-förformateradChar" style:display-name="HTML - förformaterad Char" style:family="text" style:parent-style-name="Standardstycketeckensnitt">
      <style:text-properties style:font-name="Consolas" style:font-size-complex="10pt"/>
    </style:style>
    <style:style style:name="HTML-skrivmaskin" style:display-name="HTML - skrivmaskin" style:family="text" style:parent-style-name="Standardstycketeckensnitt">
      <style:text-properties style:font-name="Consolas" fo:font-size="11pt" style:font-size-asian="11pt" style:font-size-complex="10pt"/>
    </style:style>
    <style:style style:name="Makrotext" style:display-name="Makrotext" style:family="paragraph">
      <style:paragraph-properties fo:margin-bottom="0in">
        <style:tab-stops>
          <style:tab-stop style:type="left" style:position="0.0833in"/>
          <style:tab-stop style:type="left" style:position="0.4166in"/>
          <style:tab-stop style:type="left" style:position="0.75in"/>
          <style:tab-stop style:type="left" style:position="1.0833in"/>
          <style:tab-stop style:type="left" style:position="1.4166in"/>
          <style:tab-stop style:type="left" style:position="1.75in"/>
          <style:tab-stop style:type="left" style:position="2.0833in"/>
          <style:tab-stop style:type="left" style:position="2.4166in"/>
          <style:tab-stop style:type="left" style:position="2.75in"/>
        </style:tab-stops>
      </style:paragraph-properties>
      <style:text-properties style:font-name="Consolas" style:font-size-complex="10pt" fo:hyphenate="false"/>
    </style:style>
    <style:style style:name="MakrotextChar" style:display-name="Makrotext Char" style:family="text" style:parent-style-name="Standardstycketeckensnitt">
      <style:text-properties style:font-name="Consolas" style:font-size-complex="10pt"/>
    </style:style>
    <style:style style:name="Oformateradtext" style:display-name="Oformaterad text" style:family="paragraph" style:parent-style-name="Normal">
      <style:paragraph-properties fo:margin-bottom="0in" fo:line-height="100%"/>
      <style:text-properties style:font-name="Consolas" style:font-size-complex="10.5pt" fo:hyphenate="false"/>
    </style:style>
    <style:style style:name="OformateradtextChar" style:display-name="Oformaterad text Char" style:family="text" style:parent-style-name="Standardstycketeckensnitt">
      <style:text-properties style:font-name="Consolas" style:font-size-complex="10.5pt"/>
    </style:style>
    <style:style style:name="Meddelanderubrik" style:display-name="Meddelanderubrik"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mbria" style:font-name-asian="Times New Roman" style:font-name-complex="Times New Roman" fo:color="#535353" fo:font-size="12pt" style:font-size-asian="12pt" style:font-size-complex="12pt" fo:hyphenate="false"/>
    </style:style>
    <style:style style:name="MeddelanderubrikChar" style:display-name="Meddelanderubrik Char" style:family="text" style:parent-style-name="Standardstycketeckensnitt">
      <style:text-properties style:font-name="Cambria" style:font-name-asian="Times New Roman" style:font-name-complex="Times New Roman" fo:color="#535353" fo:font-size="12pt" style:font-size-asian="12pt" style:font-size-complex="12pt" fo:background-color="transparent"/>
    </style:style>
    <style:style style:name="Numreradlista" style:display-name="Numrerad lista" style:family="paragraph" style:parent-style-name="Normal" style:list-style-name="LFO6">
      <style:paragraph-properties fo:margin-left="0.75in">
        <style:tab-stops/>
      </style:paragraph-properties>
      <style:text-properties fo:hyphenate="false"/>
    </style:style>
    <style:style style:name="Punktlista" style:display-name="Punktlista" style:family="paragraph" style:parent-style-name="Normal" style:list-style-name="LFO11">
      <style:paragraph-properties fo:margin-left="0.7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default-page-layout>
      <style:page-layout-properties style:layout-grid-standard-mode="true"/>
    </style:default-page-layout>
    <style:default-style style:family="graphic">
      <style:graphic-properties draw:fill="solid" draw:fill-color="#707070" draw:opacity="100%" draw:stroke="solid" svg:stroke-width="0.01389in" svg:stroke-color="#505050"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2">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vs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70707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style:style style:name="T2" style:parent-style-name="Standardstycketeckensnitt" style:family="text">
      <style:text-properties style:language-complex="sv" style:country-complex="SE"/>
    </style:style>
  </office:automatic-styles>
  <office:master-styles>
    <style:master-page style:name="MP0" style:page-layout-name="PL0">
      <style:header>
        <text:p text:style-name="Sidhuvud"/>
      </style:header>
      <style:footer>
        <text:p text:style-name="Sidfot"><text:span text:style-name="T2"><text:page-number text:fixed="false">2</text:page-number></text:span></text:p>
      </style:footer>
    </style:master-page>
    <style:master-page style:next-style-name="MP0" style:name="MPF0" style:page-layout-name="PL0">
      <style:header>
        <text:p text:style-name="Sidhuvud"/>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 Skoog</meta:initial-creator>
    <dc:creator>Jonas Skoog</dc:creator>
    <meta:creation-date>2019-06-02T17:20:00Z</meta:creation-date>
    <dc:date>2019-06-02T18:58:00Z</dc:date>
    <meta:template xlink:href="Skapa%20en%20disposition" xlink:type="simple"/>
    <meta:editing-cycles>1</meta:editing-cycles>
    <meta:editing-duration>PT5880S</meta:editing-duration>
    <meta:document-statistic meta:page-count="2" meta:paragraph-count="6" meta:word-count="525" meta:character-count="3307" meta:row-count="23" meta:non-whitespace-character-count="2788"/>
  </office:meta>
</office:document-meta>
</file>